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6">
            <text:p text:style-name="CI-T-Cidx">26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WATERBRASH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WATERBRAS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8" office:value-type="string">
            <text:p text:style-name="SK-T-L1">26004,2,26004</text:p>
          </table:table-cell>
          <table:table-cell table:style-name="Table3.A2" table:number-rows-spanned="15" office:value-type="string">
            <text:p text:style-name="SK-T-L2">Waterbrash (Also raising mucus.)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2" meta:paragraph-count="68" meta:word-count="82" meta:character-count="356"/>
    <dc:date>2012-09-12T21:55:25.72</dc:date>
    <meta:editing-duration>PT1M49S</meta:editing-duration>
    <meta:editing-cycles>1</meta:editing-cycles>
  </office:meta>
</office:document-meta>
</file>